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0bb1c2" officeooo:paragraph-rsid="000bb1c2"/>
    </style:style>
    <style:style style:name="P2" style:family="paragraph" style:parent-style-name="Preformatted_20_Text">
      <style:text-properties officeooo:rsid="000cfebd" officeooo:paragraph-rsid="000cfebd"/>
    </style:style>
    <style:style style:name="P3" style:family="paragraph" style:parent-style-name="Preformatted_20_Text">
      <style:text-properties officeooo:rsid="00102919" officeooo:paragraph-rsid="00102919"/>
    </style:style>
    <style:style style:name="P4" style:family="paragraph" style:parent-style-name="Preformatted_20_Text">
      <style:paragraph-properties fo:text-align="justify" style:justify-single-word="false"/>
      <style:text-properties officeooo:rsid="00102919" officeooo:paragraph-rsid="0013df80"/>
    </style:style>
    <style:style style:name="T1" style:family="text">
      <style:text-properties officeooo:rsid="000bb1c2"/>
    </style:style>
    <style:style style:name="T2" style:family="text">
      <style:text-properties officeooo:rsid="000cfebd"/>
    </style:style>
    <style:style style:name="T3" style:family="text">
      <style:text-properties officeooo:rsid="000e5509"/>
    </style:style>
    <style:style style:name="T4" style:family="text">
      <style:text-properties officeooo:rsid="00102919"/>
    </style:style>
    <style:style style:name="T5" style:family="text">
      <style:text-properties officeooo:rsid="0013df8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issed the Monday’s lecture because of work. Watched the lecture in the evening. Also watched ‘how to get job with big four’ videos which was recommended by Dr Daly. Planing to watch cs50 2020 ‘Artificial Intelligence’ by David J.Malan. An amazing teacher at Harvard University. </text:p>
      <text:p text:style-name="P4">Tuesday's workshop was on workshop8. This workshop is based on Object-Oriented Programming. This is last week’s workshop, doing the same thing this week because at last Matt and Jeffrey changed their mind <text:span text:style-name="T5">not</text:span> to do the workshop before the lecture. This is a very good move by them. It means students, me, get the extra day that was getting wasted every week. </text:p>
      <text:p text:style-name="P4">Thursday’s Python lecture was on recursion. Recursion is a loop like while and for loop in Python but with a bit more confusion! Fined it a bit confusing. A function which calls itself!? The concept is like Russian doll but in code instead of doll inside doll inside doll … . Most of the problems still better to be approached and solved with for and while loops but some other problems lend themselves better to be solved using recision. Problems such as The Towers of Hanoi and factorial of a number. These problems can be solved by breaking the problem into its indivisible parts, write code to solve just one part of the problem, then call the function on itself. This recursion will go on until a test condition is met. Like while loop a recursion loop have to have a test condition or otherwise it will go into an infinite loop. </text:p>
      <text:p text:style-name="P4">On Friday Jeffrey covered the same topic but in Java. The concept of programming and problem-solving with recursion does not change, just there is syntactic difference between Python and Java. Recursion became a bit less scary after today. It helps a lot to see the same concept looked at two different programming languag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8T07:25:50.876714977</dc:date>
    <meta:editing-duration>PT7M25S</meta:editing-duration>
    <meta:editing-cycles>2</meta:editing-cycles>
    <meta:generator>LibreOffice/6.4.6.2$Linux_X86_64 LibreOffice_project/40$Build-2</meta:generator>
    <meta:document-statistic meta:table-count="0" meta:image-count="0" meta:object-count="0" meta:page-count="1" meta:paragraph-count="4" meta:word-count="312" meta:character-count="1797" meta:non-whitespace-character-count="1486"/>
  </office:meta>
</office:document-meta>
</file>